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R. Wiley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6 November 1874</text:p>
      <text:p text:style-name="P5">Month<text:tab/><text:tab/><text:tab/><text:tab/><text:tab/><text:tab/>November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lifor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/text:p>
      <text:p text:style-name="P5">Postma<text:tab/>rk<text:tab/><text:tab/><text:tab/><text:tab/><text:tab/>Y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<text:s/>? = uncertain; [ ] = supplied information; / = end of line)</text:p>
      <text:p text:style-name="P2"/>
      <text:p text:style-name="P2">[Envelope]</text:p>
      <text:p text:style-name="P2">Rev. S Morais/</text:p>
      <text:p text:style-name="P2">Revd. S. Morais/</text:p>
      <text:p text:style-name="P2"><text:tab/>No 546 North Fifth St/</text:p>
      <text:p text:style-name="P2"><text:tab/><text:tab/>Philadelphia/</text:p>
      <text:p text:style-name="P2"><text:tab/><text:tab/><text:tab/>Pen./</text:p>
      <text:p text:style-name="P2"/>
      <text:p text:style-name="P2">[Page 1]</text:p>
      <text:p text:style-name="P3">San Francisco/</text:p>
      <text:p text:style-name="P3"><text:span text:style-name="T1">6</text:span><text:span text:style-name="T3">th</text:span><text:span text:style-name="T1"> [crossed-out: Octr] (must be Nov.) 1874/</text:span></text:p>
      <text:p text:style-name="P2">Revd. S. Morais/</text:p>
      <text:p text:style-name="P2"><text:tab/>Dear Sir/</text:p>
      <text:p text:style-name="P2"><text:tab/><text:tab/>I am in receipt this morning/ of your interesting respects of 28<text:span text:style-name="T2">th</text:span> ulto./ </text:p>
      <text:p text:style-name="P2"><text:tab/>I will re-read your letter, and at an/ early time will write more fully, as I/ must take exceptions, to one or two of/ your positions. <text:s/>I do not suppose, I/ can convert you to my views, and thus/ far you have failed to convert me to yours,/ and perhaps our controversy may be in a/ manner profitless; nevertheless, it may/ be, that an interchange of ideas on the/ subject may not be entirely time thr[?]/ away. <text:s/>Many persons read on the same/ subject various and different authors, and/ in consequence imbibe various views, and/ entertain different original opinions; and/ an interchange may lead both parties to/</text:p>
      <text:p text:style-name="P2"/>
      <text:p text:style-name="P2">[Page 2]</text:p>
      <text:p text:style-name="P2">modify their opinions if not radically/ change their views. <text:s/>“In multitude/ there is counsel” and I presume we have/ each read quite a multitude of authors/ treating one way or another of this sub-/ject either directly or incidentally./</text:p>
      <text:p text:style-name="P2"><text:tab/>My object in the first place in writing/ to you, was to seek <text:span text:style-name="T4">information</text:span><text:span text:style-name="T5">. <text:s/>I had of/ course read authors, who treated this matter/ as you did, but you were the first gent[?]/man I had found who so did—and as I/ said they conflicted with my views, I de-/termined to write and seek for you proofs./</text:span></text:p>
      <text:p text:style-name="P2"><text:span text:style-name="T5"><text:tab/>Thanking you for the time bestowed on/ my inquiries, from your arduous and mul-/tifarious duties, I remain/</text:span></text:p>
      <text:p text:style-name="P2"><text:span text:style-name="T5"><text:tab/>Yours Respectfully/</text:span></text:p>
      <text:p text:style-name="P2"><text:span text:style-name="T5"><text:tab/><text:tab/>S. R. Wiley/</text:span></text:p>
      <text:p text:style-name="P2"><text:span text:style-name="T5"><text:tab/>730 Montgomery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0T13:50:10</meta:creation-date>
    <dc:date>2009-05-21T09:37:59</dc:date>
    <dc:language>en-US</dc:language>
    <meta:editing-cycles>2</meta:editing-cycles>
    <meta:editing-duration>PT4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0" meta:word-count="445" meta:character-count="2855"/>
  </office:meta>
</office:document-meta>
</file>